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2" style:parent-style-name="Paragraphedeliste" style:list-style-name="LFO1" style:family="paragraph">
      <style:text-properties fo:font-size="12pt" style:font-size-asian="12pt" style:font-size-complex="12pt"/>
    </style:style>
    <style:style style:name="P3" style:parent-style-name="Paragraphedeliste" style:list-style-name="LFO1" style:family="paragraph">
      <style:text-properties fo:font-size="12pt" style:font-size-asian="12pt" style:font-size-complex="12pt"/>
    </style:style>
    <style:style style:name="P4" style:parent-style-name="Paragraphedeliste" style:list-style-name="LFO1" style:family="paragraph">
      <style:text-properties fo:font-size="12pt" style:font-size-asian="12pt" style:font-size-complex="12pt"/>
    </style:style>
    <style:style style:name="P5" style:parent-style-name="Paragraphedeliste" style:list-style-name="LFO1" style:family="paragraph">
      <style:text-properties fo:font-size="12pt" style:font-size-asian="12pt" style:font-size-complex="12pt"/>
    </style:style>
    <style:style style:name="P6" style:parent-style-name="Paragraphedeliste" style:list-style-name="LFO1" style:family="paragraph">
      <style:text-properties fo:font-size="12pt" style:font-size-asian="12pt" style:font-size-complex="12pt"/>
    </style:style>
    <style:style style:name="P7" style:parent-style-name="Paragraphedeliste" style:list-style-name="LFO1" style:family="paragraph"/>
    <style:style style:name="T8" style:parent-style-name="Policepardéfaut" style:family="text">
      <style:text-properties fo:font-size="12pt" style:font-size-asian="12pt" style:font-size-complex="12pt"/>
    </style:style>
    <style:style style:name="T9" style:parent-style-name="Policepardéfau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0" style:parent-style-name="Policepardéfaut" style:family="text">
      <style:text-properties fo:font-size="12pt" style:font-size-asian="12pt" style:font-size-complex="12pt"/>
    </style:style>
    <style:style style:name="P11" style:parent-style-name="Paragraphedeliste" style:list-style-name="LFO1" style:family="paragraph">
      <style:text-properties fo:font-size="12pt" style:font-size-asian="12pt" style:font-size-complex="12pt"/>
    </style:style>
    <style:style style:name="P12" style:parent-style-name="NormalWeb" style:list-style-name="LFO1" style:family="paragraph"/>
    <style:style style:name="P13" style:parent-style-name="Paragraphedeliste" style:list-style-name="LFO1" style:family="paragraph">
      <style:text-properties fo:font-size="12pt" style:font-size-asian="12pt" style:font-size-complex="12pt"/>
    </style:style>
    <style:style style:name="P1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</office:automatic-styles>
  <office:body>
    <office:text text:use-soft-page-breaks="true">
      <text:p text:style-name="P1">-Document reprenant les questions et choses à régler concernant le projet :</text:p>
      <text:list text:style-name="LFO1" text:continue-numbering="true">
        <text:list-item>
          <text:p text:style-name="P2">gérer les Pannes ( pouvoir activer, désactiver les composants à tout moment, voir détails en page 6)</text:p>
        </text:list-item>
        <text:list-item>
          <text:p text:style-name="P3">gérer<text:s/>le choix des composants, et pouvoir les modifier à tout moment (sans redémarrer)</text:p>
        </text:list-item>
        <text:list-item>
          <text:p text:style-name="P4">(qu’est ce que le clavier physique ? le clavier de l’ordinateur ?)</text:p>
        </text:list-item>
        <text:list-item>
          <text:p text:style-name="P5">(doit-on dessiner un clavier numérique ? (le<text:s/>tactile))</text:p>
        </text:list-item>
        <text:list-item>
          <text:p text:style-name="P6">pour les choix de billet,… il faut pouvoir annuler/modifier les paramètres à tout moment avant le paiement</text:p>
        </text:list-item>
        <text:list-item>
          <text:p text:style-name="P7"><text:span text:style-name="T8">Paiement en monnaie, il faut vérifier qu’on ait assez de monnaie pour l’argent à rendre !!!<text:s/></text:span><text:span text:style-name="T9"></text:span><text:span text:style-name="T10"><text:s/>si il manque, client choisit : annuler transaction/choisir autre mode de paiement</text:span></text:p>
        </text:list-item>
        <text:list-item>
          <text:p text:style-name="P11">Structurer le diag de classes en packages, <text:s/></text:p>
        </text:list-item>
        <text:list-item>
          <text:p text:style-name="P12">Spécifier les raisons pour lesquelles on crée une instance de titre de transport (histoire de redondance)<text:s/></text:p>
        </text:list-item>
        <text:list-item>
          <text:p text:style-name="P13">Mise en ordre diagramme de classes</text:p>
        </text:list-item>
      </text:list>
      <text:p text:style-name="P14">Notation<text:s/>attribut dans les méthodes du diagramme de séquenc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B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VERHOYE</meta:initial-creator>
    <dc:creator>Allan DUBRULLE</dc:creator>
    <meta:creation-date>2017-11-11T14:57:00Z</meta:creation-date>
    <dc:date>2017-11-20T14:05:00Z</dc:date>
    <meta:template xlink:href="Normal" xlink:type="simple"/>
    <meta:editing-cycles>9</meta:editing-cycles>
    <meta:editing-duration>PT18720S</meta:editing-duration>
    <meta:document-statistic meta:page-count="1" meta:paragraph-count="1" meta:word-count="141" meta:character-count="917" meta:row-count="6" meta:non-whitespace-character-count="777"/>
  </office:meta>
</office:document-meta>
</file>